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15.6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49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76cm"/>
    </style:style>
    <style:style style:name="co7" style:family="table-column">
      <style:table-column-properties fo:break-before="auto" style:column-width="15.51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1.803cm"/>
    </style:style>
    <style:style style:name="co10" style:family="table-column">
      <style:table-column-properties fo:break-before="auto" style:column-width="3.676cm"/>
    </style:style>
    <style:style style:name="co11" style:family="table-column">
      <style:table-column-properties fo:break-before="auto" style:column-width="8.177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2.268cm"/>
    </style:style>
    <style:style style:name="co14" style:family="table-column">
      <style:table-column-properties fo:break-before="auto" style:column-width="1.642cm"/>
    </style:style>
    <style:style style:name="co15" style:family="table-column">
      <style:table-column-properties fo:break-before="auto" style:column-width="6.98cm"/>
    </style:style>
    <style:style style:name="co16" style:family="table-column">
      <style:table-column-properties fo:break-before="auto" style:column-width="1.369cm"/>
    </style:style>
    <style:style style:name="co17" style:family="table-column">
      <style:table-column-properties fo:break-before="auto" style:column-width="3cm"/>
    </style:style>
    <style:style style:name="co18" style:family="table-column">
      <style:table-column-properties fo:break-before="auto" style:column-width="3.004cm"/>
    </style:style>
    <style:style style:name="co19" style:family="table-column">
      <style:table-column-properties fo:break-before="auto" style:column-width="2.499cm"/>
    </style:style>
    <style:style style:name="co20" style:family="table-column">
      <style:table-column-properties fo:break-before="auto" style:column-width="0.8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6.609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4.001cm" fo:break-before="auto" style:use-optimal-row-height="true"/>
    </style:style>
    <style:style style:name="ro7" style:family="table-row">
      <style:table-row-properties style:row-height="6.765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2.817cm" fo:break-before="auto" style:use-optimal-row-height="true"/>
    </style:style>
    <style:style style:name="ro10" style:family="table-row">
      <style:table-row-properties style:row-height="1.286cm" fo:break-before="auto" style:use-optimal-row-height="true"/>
    </style:style>
    <style:style style:name="ro11" style:family="table-row">
      <style:table-row-properties style:row-height="1.695cm" fo:break-before="auto" style:use-optimal-row-height="true"/>
    </style:style>
    <style:style style:name="ro12" style:family="table-row">
      <style:table-row-properties style:row-height="2.925cm" fo:break-before="auto" style:use-optimal-row-height="tru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0.877cm" fo:break-before="auto" style:use-optimal-row-height="tru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577cm" fo:break-before="auto" style:use-optimal-row-height="true"/>
    </style:style>
    <style:style style:name="ro17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06pt solid #000000" style:vertical-align="top"/>
      <style:paragraph-properties style:writing-mode="lr-tb"/>
    </style:style>
    <style:style style:name="ce59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 style:writing-mode="lr-tb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able-cell-properties style:cell-protect="protected" style:print-content="true"/>
    </style:style>
    <style:style style:name="ce52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start" fo:margin-left="0.353cm"/>
    </style:style>
    <style:style style:name="ce6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none" style:print-content="true" fo:padding="0.101cm"/>
    </style:style>
    <style:style style:name="ce6" style:family="table-cell" style:parent-style-name="Default">
      <style:table-cell-properties fo:padding="0.101cm"/>
    </style:style>
    <style:style style:name="ce71" style:family="table-cell" style:parent-style-name="Default">
      <style:table-cell-properties fo:background-color="#3465a4" fo:padding="0.101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4c7dc" style:cell-protect="none" style:print-content="true" fo:border="0.06pt solid #000000" fo:padding="0.101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e59" style:cell-protect="none" style:print-content="true" fo:border="0.06pt solid #000000" fo:padding="0.101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e59" fo:border="0.06pt solid #000000" fo:padding="0.101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2a6099" style:cell-protect="none" style:print-content="true" style:text-align-source="fix" style:repeat-content="false" fo:border="0.06pt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4c7dc" style:cell-protect="none" style:print-content="true" style:text-align-source="fix" style:repeat-content="false" fo:border="0.06pt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8">
      <style:table-cell-properties fo:background-color="#ffde59" style:cell-protect="none" style:print-content="true" style:text-align-source="fix" style:repeat-content="false" fo:border="0.06pt solid #000000" fo:padding="0.101cm"/>
      <style:paragraph-properties fo:text-align="end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38">
      <style:table-cell-properties style:cell-protect="none" style:print-content="true" style:text-align-source="fix" style:repeat-content="false" fo:border="none" fo:padding="0.101cm"/>
      <style:paragraph-properties fo:text-align="end" fo:margin-left="0cm"/>
    </style:style>
    <style:style style:name="ce79" style:family="table-cell" style:parent-style-name="Default">
      <style:table-cell-properties fo:background-color="#3465a4" fo:padding="0.101cm"/>
    </style:style>
    <style:style style:name="ce14" style:family="table-cell" style:parent-style-name="Default" style:data-style-name="N37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4c7dc" fo:padding="0.101cm"/>
    </style:style>
    <style:style style:name="ce16" style:family="table-cell" style:parent-style-name="Default">
      <style:table-cell-properties fo:background-color="#ffde59" style:cell-protect="none" style:print-content="true" fo:border="0.06pt solid #000000" fo:padding="0.101cm"/>
    </style:style>
    <style:style style:name="ce17" style:family="table-cell" style:parent-style-name="Default" style:data-style-name="N11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e59" fo:border="0.06pt solid #000000" fo:padding="0.101cm"/>
    </style:style>
    <style:style style:name="ce19" style:family="table-cell" style:parent-style-name="Default">
      <style:table-cell-properties fo:background-color="#b4c7dc" style:cell-protect="none" style:print-content="true" fo:border="0.06pt solid #000000" fo:padding="0.101cm"/>
    </style:style>
    <style:style style:name="ce83" style:family="table-cell" style:parent-style-name="Default" style:data-style-name="N2">
      <style:table-cell-properties fo:background-color="#ffde59" style:cell-protect="none" style:print-content="true" fo:border="0.06pt solid #000000" fo:padding="0.101cm"/>
    </style:style>
    <style:style style:name="ce85" style:family="table-cell" style:parent-style-name="Default" style:data-style-name="N2">
      <style:table-cell-properties fo:background-color="#b4c7dc" style:cell-protect="none" style:print-content="true" fo:border="0.06pt solid #000000" fo:padding="0.101cm"/>
    </style:style>
    <style:style style:name="ce20" style:family="table-cell" style:parent-style-name="Default">
      <style:table-cell-properties style:cell-protect="none" style:print-content="true" fo:border="0.06pt solid #000000" fo:padding="0.101cm"/>
    </style:style>
    <style:style style:name="ce21" style:family="table-cell" style:parent-style-name="Default" style:data-style-name="N1">
      <style:table-cell-properties fo:background-color="#ffde59" style:cell-protect="none" style:print-content="true" fo:border="0.06pt solid #000000" fo:padding="0.101cm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ffde59" style:cell-protect="none" style:print-content="true" fo:border="0.06pt solid #000000" fo:padding="0.101cm"/>
    </style:style>
    <style:style style:name="ce23" style:family="table-cell" style:parent-style-name="Default" style:data-style-name="N0">
      <style:table-cell-properties style:cell-protect="none" style:print-content="true" fo:border="none" fo:padding="0.101cm"/>
    </style:style>
    <style:style style:name="ce24" style:family="table-cell" style:parent-style-name="Default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26" style:family="table-cell" style:parent-style-name="Default">
      <style:table-cell-properties style:cell-protect="none" style:print-content="true" fo:border="none" fo:padding="0.101cm"/>
    </style:style>
    <style:style style:name="ce101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74pt solid #b2b2b2" fo:border-left="none" fo:border-right="none" fo:border-top="none" style:vertical-align="middle"/>
    </style:style>
    <style:style style:name="ce30" style:family="table-cell" style:parent-style-name="Default">
      <style:table-cell-properties fo:border-bottom="0.74pt solid #b2b2b2" fo:border-left="none" fo:border-right="none" fo:border-top="0.74pt solid #b2b2b2" style:vertical-align="middle"/>
    </style:style>
    <style:style style:name="ce31" style:family="table-cell" style:parent-style-name="Default">
      <style:table-cell-properties fo:border-bottom="0.06pt solid #000000" fo:background-color="#2a6099" fo:border-left="0.06pt solid #000000" fo:border-right="none" fo:border-top="0.06pt solid #000000" style:vertical-align="middle"/>
    </style:style>
    <style:style style:name="ce32" style:family="table-cell" style:parent-style-name="Default">
      <style:table-cell-properties fo:border-bottom="0.06pt solid #000000" fo:background-color="#2a6099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97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2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22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1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 style:data-style-name="N107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104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5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</style:style>
    <style:style style:name="ce36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2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130" style:family="table-cell" style:parent-style-name="Default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32" style:family="table-cell" style:parent-style-name="Default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</style:style>
    <style:style style:name="ce123" style:family="table-cell" style:parent-style-name="Default">
      <style:table-cell-properties fo:border="none" style:vertical-align="middle"/>
    </style:style>
    <style:style style:name="ce110" style:family="table-cell" style:parent-style-name="Default">
      <style:table-cell-properties fo:background-color="#ffffff" fo:border="none" style:vertical-align="middle"/>
      <style:text-properties fo:color="#000000" fo:font-size="9pt" fo:font-weight="normal" style:font-size-asian="9pt" style:font-weight-asian="normal" style:font-size-complex="9pt" style:font-weight-complex="normal"/>
    </style:style>
    <style:style style:name="ce40" style:family="table-cell" style:parent-style-name="Default" style:data-style-name="N109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08">
      <style:table-cell-properties fo:border-bottom="none" fo:background-color="#b2b2b2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4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fo:font-weight="bold" style:font-weight-asian="bold" style:font-weight-complex="bold"/>
      <style:map style:condition="is-true-formula(AND([.H$5]&gt;=[.$D7];[.H$5]&lt;=((([.$E7]-[.$D7]+1)*[.$C7])+[.$D7]-1)))" style:apply-style-name="Sin_20_título3" style:base-cell-address="Cronograma.H7"/>
      <style:map style:condition="is-true-formula(AND([.H$5]&gt;=[.$D7];[.H$5]&lt;=[.$E7]))" style:apply-style-name="Sin_20_título2" style:base-cell-address="Cronograma.H7"/>
      <style:map style:condition="is-true-formula([.H$5]=TODAY())" style:apply-style-name="Sin_20_título10" style:base-cell-address="Cronograma.H7"/>
    </style:style>
    <style:style style:name="ce102" style:family="table-cell" style:parent-style-name="Default">
      <style:table-cell-properties fo:border-bottom="0.74pt solid #b2b2b2" fo:border-left="none" fo:border-right="none" fo:border-top="none" style:vertical-align="middle"/>
      <style:map style:condition="is-true-formula(AND([.H$5]&gt;=[.$D7];[.H$5]&lt;=((([.$E7]-[.$D7]+1)*[.$C7])+[.$D7]-1)))" style:apply-style-name="Sin_20_título3" style:base-cell-address="Cronograma.H7"/>
      <style:map style:condition="is-true-formula(AND([.H$5]&gt;=[.$D7];[.H$5]&lt;=[.$E7]))" style:apply-style-name="Sin_20_título2" style:base-cell-address="Cronograma.H7"/>
      <style:map style:condition="is-true-formula([.H$5]=TODAY())" style:apply-style-name="Sin_20_título10" style:base-cell-address="Cronograma.H7"/>
    </style:style>
    <style:style style:name="ce43" style:family="table-cell" style:parent-style-name="Default">
      <style:table-cell-properties fo:border-bottom="0.74pt solid #b2b2b2" fo:border-left="none" fo:border-right="none" fo:border-top="0.74pt solid #b2b2b2" style:vertical-align="middle"/>
      <style:map style:condition="is-true-formula(AND([.H$5]&gt;=[.$D7];[.H$5]&lt;=((([.$E7]-[.$D7]+1)*[.$C7])+[.$D7]-1)))" style:apply-style-name="Sin_20_título3" style:base-cell-address="Cronograma.H7"/>
      <style:map style:condition="is-true-formula(AND([.H$5]&gt;=[.$D7];[.H$5]&lt;=[.$E7]))" style:apply-style-name="Sin_20_título2" style:base-cell-address="Cronograma.H7"/>
      <style:map style:condition="is-true-formula([.H$5]=TODAY())" style:apply-style-name="Sin_20_título10" style:base-cell-address="Cronograma.H7"/>
    </style:style>
    <style:style style:name="ce44" style:family="table-cell" style:parent-style-name="Default">
      <style:table-cell-properties fo:border-bottom="none" fo:background-color="#b2b2b2" fo:border-left="none" fo:border-right="none" fo:border-top="0.74pt solid #000000" style:vertical-align="middle"/>
    </style:style>
    <style:style style:name="ce45" style:family="table-cell" style:parent-style-name="Default" style:data-style-name="N108">
      <style:table-cell-properties fo:background-color="#b2b2b2" style:text-align-source="fix" style:repeat-content="false" fo:border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143" style:family="table-cell" style:parent-style-name="Default">
      <style:table-cell-properties fo:border-bottom="none" fo:background-color="#b2b2b2" fo:border-left="none" fo:border-right="0.74pt solid #000000" fo:border-top="0.74pt solid #000000" style:vertical-align="middle"/>
    </style:style>
    <style:style style:name="ce47" style:family="table-cell" style:parent-style-name="Default" style:data-style-name="N108">
      <style:table-cell-properties fo:border-bottom="none" fo:background-color="#b2b2b2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124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12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gr1" style:family="graphic">
      <style:graphic-properties draw:stroke="solid" svg:stroke-width="0.2cm" svg:stroke-color="#3465a4" draw:marker-start-width="0.5cm" draw:marker-end-width="0.5cm" draw:fill="none" draw:textarea-horizontal-align="center" draw:textarea-vertical-align="middle" fo:padding-top="0.1cm" fo:padding-bottom="0.1cm" fo:padding-left="0.1cm" fo:padding-right="0.1cm" draw:ole-draw-aspect="1"/>
    </style:style>
    <style:style style:name="gr2" style:family="graphic">
      <style:graphic-properties draw:symbol-color="#3465a4" fo:background-color="#808080" fo:border="solid"/>
    </style:style>
    <style:style style:name="P1" style:family="paragraph">
      <loext:graphic-properties draw:fill="none"/>
      <style:paragraph-properties fo:text-align="center"/>
    </style:style>
    <style:style style:name="P2" style:family="paragraph"/>
    <style:style style:name="T1" style:family="text">
      <style:text-properties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language="es" fo:country="CO" style:font-relief="none" style:font-style-complex="normal" style:font-weight-complex="normal" style:font-size-complex="10pt" style:font-name-complex="Lohit Devanagari" style:language-complex="hi" style:country-complex="IN" fo:text-shadow="none" fo:font-style="normal" style:text-underline-style="none" style:text-underline-color="font-color" fo:font-size="10pt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4" style:family="text">
      <style:text-properties style:font-size-asian="10pt" style:text-overline-style="none" style:text-overline-color="font-color" style:text-emphasize="none" style:font-style-asian="normal" style:font-weight-asian="normal" style:font-name-asian="Noto Sans CJK SC" style:language-asian="zh" style:country-asian="CN" style:text-line-through-mode="continuous" style:text-outline="false" style:text-line-through-type="none" fo:font-weight="normal" style:font-name="Liberation Sans" fo:font-size="10pt" style:text-underline-style="none" style:text-underline-color="font-color" fo:font-style="normal" fo:text-shadow="none" fo:language="es" fo:country="CO" style:language-complex="hi" style:country-complex="IN" style:font-name-complex="Lohit Devanagari" style:font-size-complex="10pt" style:font-weight-complex="normal" style:font-style-complex="normal" style:font-relief="none"/>
    </style:style>
    <style:style style:name="T5" style:family="text">
      <style:text-properties style:font-size-complex="10pt" style:font-relief="none" style:font-style-complex="normal" style:font-weight-complex="normal" style:font-name-complex="Lohit Devanagari" style:language-complex="hi" style:country-complex="IN" fo:language="es" fo:country="CO" fo:text-shadow="none" fo:font-style="normal" style:text-underline-style="none" style:text-underline-color="font-color" fo:font-size="10pt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6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s" fo:country="CO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8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s" fo:country="CO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9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fo:language="es" fo:country="CO"/>
    </style:style>
  </office:automatic-styles>
  <office:body>
    <office:spreadsheet>
      <table:calculation-settings table:automatic-find-labels="false" table:use-regular-expressions="false" table:use-wildcards="true"/>
      <table:table table:name="Requerimientos (RF)" table:style-name="ta1">
        <office:forms form:automatic-focus="true" form:apply-design-mode="false"/>
        <table:table-column table:style-name="co1" table:number-columns-repeated="2" table:default-cell-style-name="ce54"/>
        <table:table-column table:style-name="co2" table:default-cell-style-name="Default"/>
        <table:table-column table:style-name="co3" table:default-cell-style-name="ce60"/>
        <table:table-column table:style-name="co4" table:default-cell-style-name="ce50"/>
        <table:table-column table:style-name="co5" table:number-columns-repeated="2" table:default-cell-style-name="Default"/>
        <table:table-row table:style-name="ro1">
          <table:table-cell table:number-columns-repeated="5"/>
          <table:table-cell table:style-name="ce61"/>
          <table:table-cell/>
        </table:table-row>
        <table:table-row table:style-name="ro2">
          <table:table-cell table:style-name="Default"/>
          <table:table-cell table:style-name="ce55" office:value-type="string" calcext:value-type="string">
            <text:p>Ítem</text:p>
          </table:table-cell>
          <table:table-cell table:style-name="ce57" office:value-type="string" calcext:value-type="string">
            <text:p>REQUERIMIENTOS <text:span text:style-name="T1">FUNCIONALES</text:span></text:p>
          </table:table-cell>
          <table:table-cell table:style-name="ce55" office:value-type="string" calcext:value-type="string">
            <text:p>MODULO</text:p>
          </table:table-cell>
          <table:table-cell table:style-name="ce55" office:value-type="string" calcext:value-type="string">
            <text:p>ESTADO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56" office:value-type="float" office:value="1" calcext:value-type="float">
            <text:p>1</text:p>
          </table:table-cell>
          <table:table-cell table:style-name="ce25" office:value-type="string" calcext:value-type="string">
            <text:p><text:span text:style-name="T2">*El modulo de contratación debe permitir la creación, eliminación, edición y consulta,  </text:span></text:p>
            <text:p><text:span text:style-name="T2">de los datos de un empleado los cuales son: </text:span></text:p>
            <text:p/>
            <text:p><text:span text:style-name="T2">- Registro de cédula</text:span></text:p>
            <text:p><text:span text:style-name="T2">- Registro de nombre</text:span></text:p>
            <text:p><text:span text:style-name="T2">- Registro de apellidos</text:span></text:p>
            <text:p><text:span text:style-name="T2">- Registro de genero</text:span></text:p>
            <text:p><text:span text:style-name="T2">- Registro de EPS</text:span></text:p>
            <text:p><text:span text:style-name="T2">- Registro de ARL</text:span></text:p>
            <text:p><text:span text:style-name="T2">- Registro de salario</text:span></text:p>
            <text:p><text:span text:style-name="T2">- Registro de tipo de contrato</text:span></text:p>
            <text:p><text:span text:style-name="T2">- Registro de correo electrónico</text:span></text:p>
            <text:p><text:span text:style-name="T2">- Registro de teléfono</text:span></text:p>
            <text:p><text:span text:style-name="T2">- Registro de dirección </text:span></text:p>
            <text:p><text:span text:style-name="T2">- Registro de sueldo</text:span></text:p>
            <text:p><text:span text:style-name="T2"/></text:p>
          </table:table-cell>
          <table:table-cell table:style-name="ce55" office:value-type="string" calcext:value-type="string">
            <text:p>Contratación </text:p>
          </table:table-cell>
          <table:table-cell table:style-name="ce57"/>
          <table:table-cell table:style-name="ce61"/>
          <table:table-cell/>
        </table:table-row>
        <table:table-row table:style-name="ro4">
          <table:table-cell table:style-name="Default"/>
          <table:table-cell table:style-name="ce56" office:value-type="float" office:value="2" calcext:value-type="float">
            <text:p>2</text:p>
          </table:table-cell>
          <table:table-cell table:style-name="ce59" office:value-type="string" calcext:value-type="string">
            <text:p>*se requiere dos secciones, una general para Consultas que contiene una lista de los </text:p>
            <text:p>empleados que muestre apellido, nombre, identificación email y sueldo otra pestaña para </text:p>
            <text:p>las demás operaciones</text:p>
            <text:p/>
          </table:table-cell>
          <table:table-cell table:style-name="ce55" office:value-type="string" calcext:value-type="string">
            <text:p>Contratación </text:p>
          </table:table-cell>
          <table:table-cell table:style-name="ce57"/>
          <table:table-cell table:number-columns-repeated="2"/>
        </table:table-row>
        <table:table-row table:style-name="ro5">
          <table:table-cell table:style-name="Default"/>
          <table:table-cell table:style-name="ce56" office:value-type="float" office:value="3" calcext:value-type="float">
            <text:p>3</text:p>
          </table:table-cell>
          <table:table-cell table:style-name="ce59" office:value-type="string" calcext:value-type="string">
            <text:p>*Cada registro del empleado debe ser guardado en una base de datos</text:p>
            <text:p/>
          </table:table-cell>
          <table:table-cell table:style-name="ce55" office:value-type="string" calcext:value-type="string">
            <text:p>Contratación </text:p>
          </table:table-cell>
          <table:table-cell table:style-name="ce57"/>
          <table:table-cell table:number-columns-repeated="2"/>
        </table:table-row>
        <table:table-row table:style-name="ro6">
          <table:table-cell table:style-name="Default"/>
          <table:table-cell table:style-name="ce56" office:value-type="float" office:value="4" calcext:value-type="float">
            <text:p>4</text:p>
          </table:table-cell>
          <table:table-cell table:style-name="ce59" office:value-type="string" calcext:value-type="string">
            <text:p><text:span text:style-name="T2">*El modulo de clientes debe permitir la creación, eliminación, edición y consulta,  </text:span></text:p>
            <text:p><text:span text:style-name="T2">de los datos de un cliente los cuales son: </text:span></text:p>
            <text:p/>
            <text:p><text:span text:style-name="T2">- Registro de cédula</text:span></text:p>
            <text:p><text:span text:style-name="T2">- Registro de nombre</text:span></text:p>
            <text:p><text:span text:style-name="T2">- Registro de genero</text:span></text:p>
            <text:p><text:span text:style-name="T2">- Registro de apellidos</text:span></text:p>
            <text:p><text:span text:style-name="T2">- Registro de correo electrónico</text:span></text:p>
            <text:p><text:span text:style-name="T2">- Registro de teléfono</text:span></text:p>
            <text:p/>
          </table:table-cell>
          <table:table-cell table:style-name="ce55" office:value-type="string" calcext:value-type="string">
            <text:p>Clientes</text:p>
          </table:table-cell>
          <table:table-cell table:style-name="ce57"/>
          <table:table-cell table:number-columns-repeated="2"/>
        </table:table-row>
        <table:table-row table:style-name="ro4">
          <table:table-cell table:style-name="Default"/>
          <table:table-cell table:style-name="ce56" office:value-type="float" office:value="5" calcext:value-type="float">
            <text:p>5</text:p>
          </table:table-cell>
          <table:table-cell table:style-name="ce59" office:value-type="string" calcext:value-type="string">
            <text:p><text:span text:style-name="T3">*se requiere dos secciones, una general para Consultas que contiene una lista de los </text:span></text:p>
            <text:p><text:span text:style-name="T4">clientes que muestre apellido, nombre, identificación y otra pestaña para las </text:span></text:p>
            <text:p><text:span text:style-name="T5">demás operaciones</text:span></text:p>
            <text:p/>
          </table:table-cell>
          <table:table-cell table:style-name="ce55" office:value-type="string" calcext:value-type="string">
            <text:p>Clientes</text:p>
          </table:table-cell>
          <table:table-cell table:style-name="ce57"/>
          <table:table-cell table:number-columns-repeated="2"/>
        </table:table-row>
        <table:table-row table:style-name="ro5">
          <table:table-cell table:style-name="Default"/>
          <table:table-cell table:style-name="ce56" office:value-type="float" office:value="6" calcext:value-type="float">
            <text:p>6</text:p>
          </table:table-cell>
          <table:table-cell table:style-name="ce59" office:value-type="string" calcext:value-type="string">
            <text:p>*Cada registro del cliente debe ser guardado en una base de datos</text:p>
            <text:p/>
          </table:table-cell>
          <table:table-cell table:style-name="ce55" office:value-type="string" calcext:value-type="string">
            <text:p>Clientes</text:p>
          </table:table-cell>
          <table:table-cell table:style-name="ce57"/>
          <table:table-cell table:number-columns-repeated="2"/>
        </table:table-row>
        <table:table-row table:style-name="ro7">
          <table:table-cell table:style-name="Default"/>
          <table:table-cell table:style-name="ce56" office:value-type="float" office:value="7" calcext:value-type="float">
            <text:p>7</text:p>
          </table:table-cell>
          <table:table-cell table:style-name="ce37" office:value-type="string" calcext:value-type="string">
            <text:p><text:span text:style-name="T2">*El modulo de proveedores debe permitir la creación, eliminación, edición y consulta </text:span></text:p>
            <text:p><text:span text:style-name="T2">dividido en dos secciones , General y Actualización, los datos de un proveedor  son: </text:span></text:p>
            <text:p/>
            <text:p><text:span text:style-name="T2">- Registro de NIT</text:span></text:p>
            <text:p><text:span text:style-name="T2">- Registro de nombre</text:span></text:p>
            <text:p><text:span text:style-name="T2">- Registro de correo electrónico</text:span></text:p>
            <text:p><text:span text:style-name="T2">- Registro de teléfono</text:span></text:p>
            <text:p><text:span text:style-name="T2">- Registro de dirección </text:span></text:p>
            <text:p><text:span text:style-name="T2">- Registro de nombre del producto </text:span></text:p>
            <text:p><text:span text:style-name="T2">- Registro de Código del producto</text:span></text:p>
            <text:p><text:span text:style-name="T2">- Registro de valor unitario del producto</text:span></text:p>
            <text:p><text:span text:style-name="T2">- Registro de cantidad de producto </text:span></text:p>
            <text:p><text:span text:style-name="T2">- Registro de numero de factura</text:span></text:p>
            <text:p><text:span text:style-name="T2">- Registro de valor de factura </text:span></text:p>
            <text:p><text:span text:style-name="T2">- Registro de fecha de compra</text:span></text:p>
            <text:p><text:span text:style-name="T2">- Registro de fecha de vencimiento de factura</text:span></text:p>
            <text:p/>
          </table:table-cell>
          <table:table-cell table:style-name="ce55" office:value-type="string" calcext:value-type="string">
            <text:p>Proveedores</text:p>
          </table:table-cell>
          <table:table-cell table:style-name="ce57"/>
          <table:table-cell table:number-columns-repeated="2"/>
        </table:table-row>
        <table:table-row table:style-name="ro1">
          <table:table-cell table:style-name="Default"/>
          <table:table-cell table:style-name="ce56" office:value-type="float" office:value="8" calcext:value-type="float">
            <text:p>8</text:p>
          </table:table-cell>
          <table:table-cell table:style-name="ce37"/>
          <table:table-cell table:style-name="ce55"/>
          <table:table-cell table:style-name="ce57"/>
          <table:table-cell table:number-columns-repeated="2"/>
        </table:table-row>
        <table:table-row table:style-name="ro8">
          <table:table-cell table:style-name="Default"/>
          <table:table-cell table:style-name="ce56" office:value-type="float" office:value="9" calcext:value-type="float">
            <text:p>9</text:p>
          </table:table-cell>
          <table:table-cell table:style-name="ce37" office:value-type="string" calcext:value-type="string">
            <text:p>*En la sección General se deben listar los proveedores con los datos nombre de proveedor, </text:p>
            <text:p>NIT, nombre del producto, código del producto, Costo, código del producto</text:p>
            <text:p> </text:p>
          </table:table-cell>
          <table:table-cell table:style-name="ce55"/>
          <table:table-cell table:style-name="ce57"/>
          <table:table-cell table:number-columns-repeated="2"/>
        </table:table-row>
        <table:table-row table:style-name="ro8">
          <table:table-cell table:style-name="Default"/>
          <table:table-cell table:style-name="ce56" office:value-type="float" office:value="10" calcext:value-type="float">
            <text:p>10</text:p>
          </table:table-cell>
          <table:table-cell table:style-name="ce37" office:value-type="string" calcext:value-type="string">
            <text:p>*En la sección General se debe mostrar una sección de registro de compra que pedirá </text:p>
            <text:p>Nit, Código de producto, Cantidad, fecha de factura, valor de factura, numero de factura</text:p>
            <text:p/>
          </table:table-cell>
          <table:table-cell table:style-name="ce55"/>
          <table:table-cell table:style-name="ce57"/>
          <table:table-cell table:number-columns-repeated="2"/>
        </table:table-row>
        <table:table-row table:style-name="ro4">
          <table:table-cell table:style-name="Default"/>
          <table:table-cell table:style-name="ce56" office:value-type="float" office:value="11" calcext:value-type="float">
            <text:p>11</text:p>
          </table:table-cell>
          <table:table-cell table:style-name="ce59" office:value-type="string" calcext:value-type="string">
            <text:p>*El programa debe calcular la cantidad de días para el pago de la factura dada una fecha </text:p>
            <text:p>inicial y una fecha final, se entiende que el pago es a crédito si existe diferencia entre fechas</text:p>
            <text:p>o al contado si las fechas son iguales.</text:p>
            <text:p/>
          </table:table-cell>
          <table:table-cell table:style-name="ce55" office:value-type="string" calcext:value-type="string">
            <text:p>Proveedores</text:p>
          </table:table-cell>
          <table:table-cell table:style-name="ce57"/>
          <table:table-cell/>
          <table:table-cell office:value-type="string" calcext:value-type="string">
            <text:p/>
            <text:p/>
          </table:table-cell>
        </table:table-row>
        <table:table-row table:style-name="ro9">
          <table:table-cell table:style-name="Default"/>
          <table:table-cell table:style-name="ce56" office:value-type="float" office:value="12" calcext:value-type="float">
            <text:p>12</text:p>
          </table:table-cell>
          <table:table-cell table:style-name="ce59" office:value-type="string" calcext:value-type="string">
            <text:p><text:span text:style-name="T2">*El modulo de PQRS debe permitir la creación y consulta, de PQRS de un proveedor </text:span></text:p>
            <text:p><text:span text:style-name="T2">los cuales son: </text:span></text:p>
            <text:p/>
            <text:p><text:span text:style-name="T2">- Tipo de reclamo (PQRS)</text:span></text:p>
            <text:p><text:span text:style-name="T2">- Fecha de registro</text:span></text:p>
            <text:p><text:span text:style-name="T2">- Cédula del Usuario</text:span></text:p>
            <text:p/>
          </table:table-cell>
          <table:table-cell table:style-name="ce55" office:value-type="string" calcext:value-type="string">
            <text:p>PQRS</text:p>
          </table:table-cell>
          <table:table-cell table:style-name="ce57"/>
          <table:table-cell table:number-columns-repeated="2"/>
        </table:table-row>
        <table:table-row table:style-name="ro8">
          <table:table-cell table:style-name="Default"/>
          <table:table-cell table:style-name="ce56" office:value-type="float" office:value="13" calcext:value-type="float">
            <text:p>13</text:p>
          </table:table-cell>
          <table:table-cell table:style-name="ce59" office:value-type="string" calcext:value-type="string">
            <text:p>*El modulo únicamente será gestionado por el encargado del software quien contará con </text:p>
            <text:p>las PQRS que serán diligenciadas por los clientes en buzón </text:p>
            <text:p/>
          </table:table-cell>
          <table:table-cell table:style-name="ce55" office:value-type="string" calcext:value-type="string">
            <text:p>PQRS</text:p>
          </table:table-cell>
          <table:table-cell table:style-name="ce57"/>
          <table:table-cell table:number-columns-repeated="2"/>
        </table:table-row>
        <table:table-row table:style-name="ro4">
          <table:table-cell table:style-name="Default"/>
          <table:table-cell table:style-name="ce56" office:value-type="float" office:value="14" calcext:value-type="float">
            <text:p>14</text:p>
          </table:table-cell>
          <table:table-cell table:style-name="ce59" office:value-type="string" calcext:value-type="string">
            <text:p>*Al diligenciar la cédula el programa debe cruzar la información con la registrada en la </text:p>
            <text:p>base de datos de los clientes con el fin de dar trazabilidad a las quejas y cuantificar los </text:p>
            <text:p>registros para tener en cuenta oportunidades de mejora para la miPyme </text:p>
            <text:p/>
          </table:table-cell>
          <table:table-cell table:style-name="ce55" office:value-type="string" calcext:value-type="string">
            <text:p>PQRS</text:p>
          </table:table-cell>
          <table:table-cell table:style-name="ce57"/>
          <table:table-cell table:number-columns-repeated="2"/>
        </table:table-row>
        <table:table-row table:style-name="ro9">
          <table:table-cell table:style-name="Default"/>
          <table:table-cell table:style-name="ce56" office:value-type="float" office:value="15" calcext:value-type="float">
            <text:p>15</text:p>
          </table:table-cell>
          <table:table-cell table:style-name="ce59" office:value-type="string" calcext:value-type="string">
            <text:p>*EL modulo de inventario debe mostrar los siguientes campos:</text:p>
            <text:p/>
            <text:p>-Código del producto </text:p>
            <text:p><text:span text:style-name="T2">-Nombre del producto </text:span></text:p>
            <text:p><text:span text:style-name="T6">-Valor unitario del producto</text:span></text:p>
            <text:p><text:span text:style-name="T6">-Cantidad del producto en stock</text:span></text:p>
            <text:p/>
          </table:table-cell>
          <table:table-cell table:style-name="ce55" office:value-type="string" calcext:value-type="string">
            <text:p>Inventario</text:p>
          </table:table-cell>
          <table:table-cell table:style-name="ce57"/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15">
          <table:table-cell table:style-name="Default"/>
          <table:table-cell table:number-columns-repeated="6"/>
        </table:table-row>
        <table:table-row table:style-name="ro1" table:number-rows-repeated="104853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equerimientos (RNF)" table:style-name="ta1">
        <office:forms form:automatic-focus="true" form:apply-design-mode="false"/>
        <table:table-column table:style-name="co5" table:default-cell-style-name="Default"/>
        <table:table-column table:style-name="co6" table:default-cell-style-name="ce56"/>
        <table:table-column table:style-name="co7" table:default-cell-style-name="ce59"/>
        <table:table-column table:style-name="co8" table:default-cell-style-name="ce55"/>
        <table:table-column table:style-name="co9" table:default-cell-style-name="ce57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55" office:value-type="string" calcext:value-type="string">
            <text:p>Ítem</text:p>
          </table:table-cell>
          <table:table-cell table:style-name="ce57" office:value-type="string" calcext:value-type="string">
            <text:p>REQUERIMIENTOS <text:span text:style-name="T1">FUNCIONALES</text:span></text:p>
          </table:table-cell>
          <table:table-cell office:value-type="string" calcext:value-type="string">
            <text:p>MODULO</text:p>
          </table:table-cell>
          <table:table-cell table:style-name="ce55" office:value-type="string" calcext:value-type="string">
            <text:p>ESTADO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Se requiere el mínimo posible de datos multivaluados.</text:p>
            <text:p/>
          </table:table-cell>
          <table:table-cell office:value-type="string" calcext:value-type="string">
            <text:p>Contratación </text:p>
          </table:table-cell>
          <table:table-cell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7">*Los datos deben poseer persistencia. no se requieren campos multivaluados</text:span></text:p>
            <text:p/>
          </table:table-cell>
          <table:table-cell office:value-type="string" calcext:value-type="string">
            <text:p>Clientes</text:p>
          </table:table-cell>
          <table:table-cell/>
        </table:table-row>
        <table:table-row table:style-name="ro10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8">*La interfaz debe favorecer la usabilidad, debe ser amigable intuitiva y minimalista, </text:span></text:p>
            <text:p><text:span text:style-name="T9">dando especial atención a esto.</text:span></text:p>
            <text:p><text:span text:style-name="T9"/></text:p>
          </table:table-cell>
          <table:table-cell office:value-type="string" calcext:value-type="string">
            <text:p>Contratación </text:p>
          </table:table-cell>
          <table:table-cell/>
        </table:table-row>
        <table:table-row table:style-name="ro1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*Al diligenciar la cédula el programa debe cruzar la información con la registrada en la </text:p>
            <text:p>base de datos de los clientes con el fin de dar trazabilidad a las quejas y cuantificar los </text:p>
            <text:p>registros para tener en cuenta oportunidades de mejora para la miPyme </text:p>
            <text:p/>
          </table:table-cell>
          <table:table-cell office:value-type="string" calcext:value-type="string">
            <text:p>PQRS</text:p>
          </table:table-cell>
          <table:table-cell/>
        </table:table-row>
        <table:table-row table:style-name="ro1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*EL modulo de inventario debe mostrar los siguientes campos:</text:p>
            <text:p/>
            <text:p>-Código del producto </text:p>
            <text:p><text:span text:style-name="T2">-Nombre del producto </text:span></text:p>
            <text:p><text:span text:style-name="T6">-Valor unitario del producto</text:span></text:p>
            <text:p><text:span text:style-name="T6">-Cantidad del producto en stock</text:span></text:p>
            <text:p/>
          </table:table-cell>
          <table:table-cell office:value-type="string" calcext:value-type="string">
            <text:p>Inventario</text:p>
          </table:table-cell>
          <table:table-cell/>
        </table:table-row>
      </table:table>
      <table:table table:name="Backlog" table:style-name="ta1">
        <office:forms form:automatic-focus="true" form:apply-design-mode="false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54"/>
        <table:table-row table:style-name="ro13" table:number-rows-repeated="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4">
          <table:table-cell/>
          <table:table-cell table:style-name="ce52" office:value-type="string" calcext:value-type="string">
            <text:p>TAREAS</text:p>
          </table:table-cell>
          <table:table-cell table:style-name="ce52" office:value-type="string" calcext:value-type="string">
            <text:p>DESCRIPCIÓN</text:p>
          </table:table-cell>
          <table:table-cell table:style-name="ce52" office:value-type="string" calcext:value-type="string">
            <text:p>PUNTOS DE</text:p>
            <text:p>HISTORIA</text:p>
          </table:table-cell>
          <table:table-cell table:style-name="ce52" office:value-type="string" calcext:value-type="string">
            <text:p>PRIORIDAD</text:p>
          </table:table-cell>
          <table:table-cell table:style-name="ce52" office:value-type="string" calcext:value-type="string">
            <text:p>SPRINT</text:p>
          </table:table-cell>
        </table:table-row>
        <table:table-row table:style-name="ro13">
          <table:table-cell/>
          <table:table-cell table:style-name="ce63" office:value-type="string" calcext:value-type="string">
            <text:p>ÉPICA 1</text:p>
          </table:table-cell>
          <table:table-cell table:style-name="ce65" office:value-type="string" calcext:value-type="string">
            <text:p>Análisis y gestión de proyecto</text:p>
          </table:table-cell>
          <table:table-cell table:style-name="ce65" table:formula="of:=[.D6]+[.D7]+[.D8]+[.D9]+[.D10]" office:value-type="float" office:value="100" calcext:value-type="float">
            <text:p>100</text:p>
          </table:table-cell>
          <table:table-cell table:style-name="ce65"/>
          <table:table-cell table:style-name="ce55" office:value-type="string" calcext:value-type="string" table:number-columns-spanned="1" table:number-rows-spanned="6">
            <text:p>Sprint 1</text:p>
          </table:table-cell>
        </table:table-row>
        <table:table-row table:style-name="ro13">
          <table:table-cell/>
          <table:table-cell table:style-name="ce64" office:value-type="string" calcext:value-type="string">
            <text:p>Tarea 1,1</text:p>
          </table:table-cell>
          <table:table-cell table:style-name="ce59" office:value-type="string" calcext:value-type="string">
            <text:p>Planteamiento del problema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" calcext:value-type="float">
            <text:p>1</text:p>
          </table:table-cell>
          <table:covered-table-cell table:style-name="ce56"/>
        </table:table-row>
        <table:table-row table:style-name="ro13">
          <table:table-cell/>
          <table:table-cell table:style-name="ce64" office:value-type="string" calcext:value-type="string">
            <text:p>Tarea 1,2</text:p>
          </table:table-cell>
          <table:table-cell table:style-name="ce59" office:value-type="string" calcext:value-type="string">
            <text:p>Definir requisitos de usuario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" calcext:value-type="float">
            <text:p>2</text:p>
          </table:table-cell>
          <table:covered-table-cell table:style-name="ce56"/>
        </table:table-row>
        <table:table-row table:style-name="ro13">
          <table:table-cell/>
          <table:table-cell table:style-name="ce64" office:value-type="string" calcext:value-type="string">
            <text:p>Tarea 1,3</text:p>
          </table:table-cell>
          <table:table-cell table:style-name="ce59" office:value-type="string" calcext:value-type="string">
            <text:p>Definir requisitos funcionales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3" calcext:value-type="float">
            <text:p>3</text:p>
          </table:table-cell>
          <table:covered-table-cell table:style-name="ce56"/>
        </table:table-row>
        <table:table-row table:style-name="ro13">
          <table:table-cell/>
          <table:table-cell table:style-name="ce64" office:value-type="string" calcext:value-type="string">
            <text:p>Tarea 1,4</text:p>
          </table:table-cell>
          <table:table-cell table:style-name="ce59" office:value-type="string" calcext:value-type="string">
            <text:p>Crear diagrama Grantt para la gestión de proyecto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5" calcext:value-type="float">
            <text:p>5</text:p>
          </table:table-cell>
          <table:covered-table-cell table:style-name="ce56"/>
        </table:table-row>
        <table:table-row table:style-name="ro13">
          <table:table-cell/>
          <table:table-cell table:style-name="ce64" office:value-type="string" calcext:value-type="string">
            <text:p>Tarea 1,5</text:p>
          </table:table-cell>
          <table:table-cell table:style-name="ce59" office:value-type="string" calcext:value-type="string">
            <text:p>Definir product backlog 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4" calcext:value-type="float">
            <text:p>4</text:p>
          </table:table-cell>
          <table:covered-table-cell table:style-name="ce56"/>
        </table:table-row>
        <table:table-row table:style-name="ro13">
          <table:table-cell table:number-columns-repeated="6"/>
        </table:table-row>
        <table:table-row table:style-name="ro13">
          <table:table-cell/>
          <table:table-cell table:style-name="ce57" office:value-type="string" calcext:value-type="string">
            <text:p>ÉPICA 2</text:p>
          </table:table-cell>
          <table:table-cell table:style-name="ce57"/>
          <table:table-cell table:style-name="ce65" table:formula="of:=[.D13]+[.D14]+[.D15]+[.D16]+[.D17]" office:value-type="float" office:value="0" calcext:value-type="float">
            <text:p>0</text:p>
          </table:table-cell>
          <table:table-cell table:style-name="ce57"/>
          <table:table-cell table:style-name="ce55" office:value-type="string" calcext:value-type="string">
            <text:p>sprint2</text:p>
          </table:table-cell>
        </table:table-row>
        <table:table-row table:style-name="ro13" table:number-rows-repeated="1048563">
          <table:table-cell table:number-columns-repeated="6"/>
        </table:table-row>
        <table:table-row table:style-name="ro15">
          <table:table-cell table:number-columns-repeated="6"/>
        </table:table-row>
      </table:table>
      <table:table table:name="BurnDownChart" table:style-name="ta1">
        <office:forms form:automatic-focus="true" form:apply-design-mode="false"/>
        <table:table-column table:style-name="co5" table:default-cell-style-name="ce5"/>
        <table:table-column table:style-name="co15" table:default-cell-style-name="ce5"/>
        <table:table-column table:style-name="co5" table:default-cell-style-name="ce5"/>
        <table:table-column table:style-name="co16" table:default-cell-style-name="ce5"/>
        <table:table-column table:style-name="co5" table:number-columns-repeated="1020" table:default-cell-style-name="ce5"/>
        <table:table-row table:style-name="ro16">
          <table:table-cell table:number-columns-repeated="1024"/>
        </table:table-row>
        <table:table-row table:style-name="ro16">
          <table:table-cell/>
          <table:table-cell table:style-name="ce6" table:number-columns-repeated="2"/>
          <table:table-cell table:number-columns-repeated="1021"/>
        </table:table-row>
        <table:table-row table:style-name="ro16">
          <table:table-cell/>
          <table:table-cell table:style-name="ce71" office:value-type="string" calcext:value-type="string" table:number-columns-spanned="2" table:number-rows-spanned="1">
            <text:p>SPRINT 1</text:p>
          </table:table-cell>
          <table:covered-table-cell table:style-name="ce79"/>
          <table:table-cell table:number-columns-repeated="1021"/>
        </table:table-row>
        <table:table-row table:style-name="ro16">
          <table:table-cell/>
          <table:table-cell table:style-name="ce7" office:value-type="string" calcext:value-type="string">
            <text:p>Fecha Inicio</text:p>
          </table:table-cell>
          <table:table-cell table:style-name="ce14" office:value-type="date" office:date-value="2021-09-11" calcext:value-type="date">
            <text:p>11/09/21</text:p>
          </table:table-cell>
          <table:table-cell table:number-columns-repeated="2"/>
          <table:table-cell>
            <draw:frame draw:z-index="0" draw:style-name="gr1" draw:text-style-name="P1" svg:width="14.976cm" svg:height="9.082cm" svg:x="0.287cm" svg:y="0.028cm">
              <draw:object draw:notify-on-update-of-ranges="BurnDownChart.B16:BurnDownChart.B21 BurnDownChart.C15:BurnDownChart.C15 BurnDownChart.C16:BurnDownChart.C21 BurnDownChart.D15:BurnDownChart.D15 BurnDownChart.D16:BurnDownChart.D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6">
          <table:table-cell/>
          <table:table-cell table:style-name="ce8" office:value-type="string" calcext:value-type="string">
            <text:p>Fecha Final</text:p>
          </table:table-cell>
          <table:table-cell table:style-name="ce14" office:value-type="date" office:date-value="2021-09-16" calcext:value-type="date">
            <text:p>16/09/21</text:p>
          </table:table-cell>
          <table:table-cell table:number-columns-repeated="1021"/>
        </table:table-row>
        <table:table-row table:style-name="ro16">
          <table:table-cell/>
          <table:table-cell table:style-name="ce7" office:value-type="string" calcext:value-type="string">
            <text:p>Días Totales</text:p>
          </table:table-cell>
          <table:table-cell table:style-name="ce15" table:formula="of:=DAYS([.C5];[.C4])+1" office:value-type="float" office:value="6" calcext:value-type="float">
            <text:p>6</text:p>
          </table:table-cell>
          <table:table-cell table:number-columns-repeated="1021"/>
        </table:table-row>
        <table:table-row table:style-name="ro16">
          <table:table-cell/>
          <table:table-cell table:style-name="ce8" office:value-type="string" calcext:value-type="string">
            <text:p>Horas Laborales Totales</text:p>
          </table:table-cell>
          <table:table-cell table:style-name="ce16" table:formula="of:=8*[.C6]" office:value-type="float" office:value="48" calcext:value-type="float">
            <text:p>48</text:p>
          </table:table-cell>
          <table:table-cell table:number-columns-repeated="1021"/>
        </table:table-row>
        <table:table-row table:style-name="ro16">
          <table:table-cell/>
          <table:table-cell table:style-name="ce7" office:value-type="string" calcext:value-type="string">
            <text:p>% De Trabajo Disponible</text:p>
          </table:table-cell>
          <table:table-cell table:style-name="ce17" office:value-type="percentage" office:value="0.2" calcext:value-type="percentage">
            <text:p>20,00%</text:p>
          </table:table-cell>
          <table:table-cell table:number-columns-repeated="1021"/>
        </table:table-row>
        <table:table-row table:style-name="ro16">
          <table:table-cell/>
          <table:table-cell table:style-name="ce9" office:value-type="string" calcext:value-type="string">
            <text:p>Integrantes Del Equipo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21"/>
        </table:table-row>
        <table:table-row table:style-name="ro16">
          <table:table-cell/>
          <table:table-cell table:style-name="ce7" office:value-type="string" calcext:value-type="string">
            <text:p>Horas De Desarrollo semanal (Equipo)</text:p>
          </table:table-cell>
          <table:table-cell table:style-name="ce19" table:formula="of:=[.C7]*[.C8]*[.C9]" office:value-type="float" office:value="48" calcext:value-type="float">
            <text:p>48</text:p>
          </table:table-cell>
          <table:table-cell table:number-columns-repeated="1021"/>
        </table:table-row>
        <table:table-row table:style-name="ro16">
          <table:table-cell/>
          <table:table-cell table:style-name="ce8" office:value-type="string" calcext:value-type="string">
            <text:p>Horas De Desarrollo Diario (Equipo)</text:p>
          </table:table-cell>
          <table:table-cell table:style-name="ce83" table:formula="of:=[.C10]/7" office:value-type="float" office:value="6.85714285714286" calcext:value-type="float">
            <text:p>6,86</text:p>
          </table:table-cell>
          <table:table-cell table:number-columns-repeated="1021"/>
        </table:table-row>
        <table:table-row table:style-name="ro16">
          <table:table-cell/>
          <table:table-cell table:style-name="ce7" office:value-type="string" calcext:value-type="string">
            <text:p>Horas De Desarrollo Diario (individual)</text:p>
          </table:table-cell>
          <table:table-cell table:style-name="ce85" table:formula="of:=IFERROR([.C11]/[.C9];0)" office:value-type="float" office:value="1.37142857142857" calcext:value-type="float">
            <text:p>1,37</text:p>
          </table:table-cell>
          <table:table-cell table:number-columns-repeated="1021"/>
        </table:table-row>
        <table:table-row table:style-name="ro16">
          <table:table-cell table:number-columns-repeated="1024"/>
        </table:table-row>
        <table:table-row table:style-name="ro16">
          <table:table-cell/>
          <table:table-cell table:style-name="ce10" office:value-type="string" calcext:value-type="string" table:number-columns-spanned="3" table:number-rows-spanned="1">
            <text:p>PUNTOS DE HISTORIA</text:p>
          </table:table-cell>
          <table:covered-table-cell table:number-columns-repeated="2" table:style-name="ce20"/>
          <table:table-cell table:number-columns-repeated="1020"/>
        </table:table-row>
        <table:table-row table:style-name="ro16">
          <table:table-cell/>
          <table:table-cell table:style-name="ce11" office:value-type="string" calcext:value-type="string">
            <text:p>FECHA</text:p>
          </table:table-cell>
          <table:table-cell table:style-name="ce11" office:value-type="string" calcext:value-type="string">
            <text:p>IDEAL</text:p>
          </table:table-cell>
          <table:table-cell table:style-name="ce11" office:value-type="string" calcext:value-type="string">
            <text:p>REAL</text:p>
          </table:table-cell>
          <table:table-cell table:number-columns-repeated="1020"/>
        </table:table-row>
        <table:table-row table:style-name="ro16">
          <table:table-cell/>
          <table:table-cell table:style-name="ce12" office:value-type="date" office:date-value="2021-09-11" calcext:value-type="date">
            <text:p>sábado 11 de septiembre de 2021</text:p>
          </table:table-cell>
          <table:table-cell table:style-name="ce21" table:formula="of:=[$Backlog.D5]" office:value-type="float" office:value="100" calcext:value-type="float">
            <text:p>100</text:p>
          </table:table-cell>
          <table:table-cell table:style-name="ce24" table:formula="of:=[.C16]" office:value-type="float" office:value="100" calcext:value-type="float">
            <text:p>100</text:p>
          </table:table-cell>
          <table:table-cell table:number-columns-repeated="1020"/>
        </table:table-row>
        <table:table-row table:style-name="ro16">
          <table:table-cell/>
          <table:table-cell table:style-name="ce12" office:value-type="date" office:date-value="2021-09-12" calcext:value-type="date">
            <text:p>domingo 12 de septiembre de 2021</text:p>
          </table:table-cell>
          <table:table-cell table:style-name="ce22" table:formula="of:=[.C16]-([.$C$16]/(([.$C$6])-1))" office:value-type="float" office:value="80" calcext:value-type="float">
            <text:p>80</text:p>
          </table:table-cell>
          <table:table-cell table:style-name="ce24" office:value-type="float" office:value="90" calcext:value-type="float">
            <text:p>90</text:p>
          </table:table-cell>
          <table:table-cell table:number-columns-repeated="1020"/>
        </table:table-row>
        <table:table-row table:style-name="ro16">
          <table:table-cell/>
          <table:table-cell table:style-name="ce12" office:value-type="date" office:date-value="2021-09-13" calcext:value-type="date">
            <text:p>lunes 13 de septiembre de 2021</text:p>
          </table:table-cell>
          <table:table-cell table:style-name="ce22" table:formula="of:=[.C17]-([.$C$16]/(([.$C$6])-1))" office:value-type="float" office:value="60" calcext:value-type="float">
            <text:p>60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1020"/>
        </table:table-row>
        <table:table-row table:style-name="ro16">
          <table:table-cell/>
          <table:table-cell table:style-name="ce12" office:value-type="date" office:date-value="2021-09-14" calcext:value-type="date">
            <text:p>martes 14 de septiembre de 2021</text:p>
          </table:table-cell>
          <table:table-cell table:style-name="ce22" table:formula="of:=[.C18]-([.$C$16]/(([.$C$6])-1))" office:value-type="float" office:value="40" calcext:value-type="float">
            <text:p>40</text:p>
          </table:table-cell>
          <table:table-cell table:style-name="ce24" office:value-type="float" office:value="52" calcext:value-type="float">
            <text:p>52</text:p>
          </table:table-cell>
          <table:table-cell table:number-columns-repeated="1020"/>
        </table:table-row>
        <table:table-row table:style-name="ro16">
          <table:table-cell/>
          <table:table-cell table:style-name="ce12" office:value-type="date" office:date-value="2021-09-15" calcext:value-type="date">
            <text:p>miércoles 15 de septiembre de 2021</text:p>
          </table:table-cell>
          <table:table-cell table:style-name="ce22" table:formula="of:=[.C19]-([.$C$16]/(([.$C$6])-1))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1020"/>
        </table:table-row>
        <table:table-row table:style-name="ro16">
          <table:table-cell/>
          <table:table-cell table:style-name="ce12" office:value-type="date" office:date-value="2021-09-16" calcext:value-type="date">
            <text:p>jueves 16 de septiembre de 2021</text:p>
          </table:table-cell>
          <table:table-cell table:style-name="ce22" table:formula="of:=[.C20]-([.$C$16]/(([.$C$6])-1))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number-columns-repeated="1020"/>
        </table:table-row>
        <table:table-row table:style-name="ro16" table:number-rows-repeated="3">
          <table:table-cell/>
          <table:table-cell table:style-name="ce13"/>
          <table:table-cell table:style-name="ce23"/>
          <table:table-cell table:style-name="ce26"/>
          <table:table-cell table:number-columns-repeated="1020"/>
        </table:table-row>
        <table:table-row table:style-name="ro16">
          <table:table-cell/>
          <table:table-cell table:style-name="ce13"/>
          <table:table-cell/>
          <table:table-cell table:style-name="ce26"/>
          <table:table-cell table:number-columns-repeated="1020"/>
        </table:table-row>
        <table:table-row table:style-name="ro16" table:number-rows-repeated="1048550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Cronograma" table:style-name="ta1">
        <office:forms form:automatic-focus="tru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Barra de desplazamiento 1" form:control-implementation="ooo:com.sun.star.form.component.ScrollBar" xml:id="control1" form:id="control1" form:value="5" form:linked-cell="Cronograma.D4" form:page-step-size="5" form:delay-for-repeat="PT0.050000000S" form:min-value="0" form:max-value="12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table-column table:style-name="co17" table:default-cell-style-name="ce101"/>
        <table:table-column table:style-name="co18" table:default-cell-style-name="ce101"/>
        <table:table-column table:style-name="co19" table:number-columns-repeated="3" table:default-cell-style-name="ce101"/>
        <table:table-column table:style-name="co20" table:default-cell-style-name="ce54"/>
        <table:table-column table:style-name="co20" table:number-columns-repeated="37" table:default-cell-style-name="ce101"/>
        <table:table-column table:style-name="co5" table:number-columns-repeated="981" table:default-cell-style-name="ce101"/>
        <table:table-row table:style-name="ro13">
          <table:table-cell table:number-columns-repeated="1024"/>
        </table:table-row>
        <table:table-row table:style-name="ro13"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1018"/>
        </table:table-row>
        <table:table-row table:style-name="ro13">
          <table:table-cell table:number-columns-repeated="1024"/>
        </table:table-row>
        <table:table-row table:style-name="ro17">
          <table:table-cell table:number-columns-repeated="2"/>
          <table:table-cell>
            <draw:control table:end-cell-address="Cronograma.F4" table:end-x="0.03cm" table:end-y="0.869cm" draw:z-index="0" draw:style-name="gr2" draw:text-style-name="P2" svg:width="5.055cm" svg:height="0.869cm" svg:x="2.475cm" svg:y="0cm" draw:control="control1"/>
          </table:table-cell>
          <table:table-cell table:style-name="ce54" office:value-type="float" office:value="0" calcext:value-type="float">
            <text:p>0</text:p>
          </table:table-cell>
          <table:table-cell table:style-name="ce36" table:formula="of:=[.D5]+[.D4]" office:value-type="date" office:date-value="2021-09-11" calcext:value-type="date">
            <text:p>11/09/2021</text:p>
          </table:table-cell>
          <table:table-cell table:style-name="ce128"/>
          <table:table-cell table:style-name="ce123"/>
          <table:table-cell table:style-name="ce40" table:formula="of:=[.H5]" office:value-type="date" office:date-value="2021-09-11" calcext:value-type="date" table:number-columns-spanned="7" table:number-rows-spanned="1">
            <text:p>sáb,11/09/2021</text:p>
          </table:table-cell>
          <table:covered-table-cell table:number-columns-repeated="5" table:style-name="ce44"/>
          <table:covered-table-cell table:style-name="ce143"/>
          <table:table-cell table:style-name="ce40" table:formula="of:=[.O5]" office:value-type="date" office:date-value="2021-09-18" calcext:value-type="date" table:number-columns-spanned="7" table:number-rows-spanned="1">
            <text:p>sáb,18/09/2021</text:p>
          </table:table-cell>
          <table:covered-table-cell table:number-columns-repeated="5" table:style-name="ce44"/>
          <table:covered-table-cell table:style-name="ce143"/>
          <table:table-cell table:style-name="ce40" table:formula="of:=[.V5]" office:value-type="date" office:date-value="2021-09-25" calcext:value-type="date" table:number-columns-spanned="7" table:number-rows-spanned="1">
            <text:p>sáb,25/09/2021</text:p>
          </table:table-cell>
          <table:covered-table-cell table:number-columns-repeated="5" table:style-name="ce44"/>
          <table:covered-table-cell table:style-name="ce143"/>
          <table:table-cell table:style-name="ce40" table:formula="of:=[.AC5]" office:value-type="date" office:date-value="2021-10-02" calcext:value-type="date" table:number-columns-spanned="7" table:number-rows-spanned="1">
            <text:p>sáb,02/10/2021</text:p>
          </table:table-cell>
          <table:covered-table-cell table:style-name="ce40" table:formula="of:=[.AD5]" office:value-type="date" office:date-value="2021-10-03" calcext:value-type="date">
            <text:p>dom,03/10/2021</text:p>
          </table:covered-table-cell>
          <table:covered-table-cell table:style-name="ce40" table:formula="of:=[.AE5]" office:value-type="date" office:date-value="2021-10-04" calcext:value-type="date">
            <text:p>lun,04/10/2021</text:p>
          </table:covered-table-cell>
          <table:covered-table-cell table:style-name="ce40" table:formula="of:=[.AF5]" office:value-type="date" office:date-value="2021-10-05" calcext:value-type="date">
            <text:p>mar,05/10/2021</text:p>
          </table:covered-table-cell>
          <table:covered-table-cell table:style-name="ce40" table:formula="of:=[.AG5]" office:value-type="date" office:date-value="2021-10-06" calcext:value-type="date">
            <text:p>mié,06/10/2021</text:p>
          </table:covered-table-cell>
          <table:covered-table-cell table:style-name="ce40" table:formula="of:=[.AH5]" office:value-type="date" office:date-value="2021-10-07" calcext:value-type="date">
            <text:p>jue,07/10/2021</text:p>
          </table:covered-table-cell>
          <table:covered-table-cell table:style-name="ce40" table:formula="of:=[.AI5]" office:value-type="date" office:date-value="2021-10-08" calcext:value-type="date">
            <text:p>vie,08/10/2021</text:p>
          </table:covered-table-cell>
          <table:table-cell table:style-name="ce40" table:formula="of:=[.AJ5]" office:value-type="date" office:date-value="2021-10-09" calcext:value-type="date" table:number-columns-spanned="7" table:number-rows-spanned="1">
            <text:p>sáb,09/10/2021</text:p>
          </table:table-cell>
          <table:covered-table-cell table:style-name="ce40" table:formula="of:=[.AK5]" office:value-type="date" office:date-value="2021-10-10" calcext:value-type="date">
            <text:p>dom,10/10/2021</text:p>
          </table:covered-table-cell>
          <table:covered-table-cell table:style-name="ce40" table:formula="of:=[.AL5]" office:value-type="date" office:date-value="2021-10-11" calcext:value-type="date">
            <text:p>lun,11/10/2021</text:p>
          </table:covered-table-cell>
          <table:covered-table-cell table:style-name="ce40" table:formula="of:=[.AM5]" office:value-type="date" office:date-value="2021-10-12" calcext:value-type="date">
            <text:p>mar,12/10/2021</text:p>
          </table:covered-table-cell>
          <table:covered-table-cell table:style-name="ce40" table:formula="of:=[.AN5]" office:value-type="date" office:date-value="2021-10-13" calcext:value-type="date">
            <text:p>mié,13/10/2021</text:p>
          </table:covered-table-cell>
          <table:covered-table-cell table:style-name="ce40" table:formula="of:=[.AO5]" office:value-type="date" office:date-value="2021-10-14" calcext:value-type="date">
            <text:p>jue,14/10/2021</text:p>
          </table:covered-table-cell>
          <table:covered-table-cell table:style-name="ce40" table:formula="of:=[.AP5]" office:value-type="date" office:date-value="2021-10-15" calcext:value-type="date">
            <text:p>vie,15/10/2021</text:p>
          </table:covered-table-cell>
          <table:table-cell table:style-name="ce40"/>
          <table:table-cell table:number-columns-repeated="981"/>
        </table:table-row>
        <table:table-row table:style-name="ro13">
          <table:table-cell/>
          <table:table-cell table:style-name="ce31"/>
          <table:table-cell table:style-name="ce32" office:value-type="string" calcext:value-type="string">
            <text:p>INICIO DEL PROYECTO</text:p>
          </table:table-cell>
          <table:table-cell table:style-name="ce34" office:value-type="date" office:date-value="2021-09-11" calcext:value-type="date" table:number-columns-spanned="2" table:number-rows-spanned="1">
            <text:p>sáb, 11/09/2021</text:p>
          </table:table-cell>
          <table:covered-table-cell/>
          <table:table-cell table:style-name="ce129"/>
          <table:table-cell table:style-name="ce110"/>
          <table:table-cell table:style-name="ce41" table:formula="of:=[.E4]" office:value-type="date" office:date-value="2021-09-11" calcext:value-type="date">
            <text:p>11</text:p>
          </table:table-cell>
          <table:table-cell table:style-name="ce45" table:formula="of:=[.H5]+1" office:value-type="date" office:date-value="2021-09-12" calcext:value-type="date">
            <text:p>12</text:p>
          </table:table-cell>
          <table:table-cell table:style-name="ce45" table:formula="of:=[.I5]+1" office:value-type="date" office:date-value="2021-09-13" calcext:value-type="date">
            <text:p>13</text:p>
          </table:table-cell>
          <table:table-cell table:style-name="ce45" table:formula="of:=[.J5]+1" office:value-type="date" office:date-value="2021-09-14" calcext:value-type="date">
            <text:p>14</text:p>
          </table:table-cell>
          <table:table-cell table:style-name="ce45" table:formula="of:=[.K5]+1" office:value-type="date" office:date-value="2021-09-15" calcext:value-type="date">
            <text:p>15</text:p>
          </table:table-cell>
          <table:table-cell table:style-name="ce45" table:formula="of:=[.L5]+1" office:value-type="date" office:date-value="2021-09-16" calcext:value-type="date">
            <text:p>16</text:p>
          </table:table-cell>
          <table:table-cell table:style-name="ce47" table:formula="of:=[.M5]+1" office:value-type="date" office:date-value="2021-09-17" calcext:value-type="date">
            <text:p>17</text:p>
          </table:table-cell>
          <table:table-cell table:style-name="ce41" table:formula="of:=[.N5]+1" office:value-type="date" office:date-value="2021-09-18" calcext:value-type="date">
            <text:p>18</text:p>
          </table:table-cell>
          <table:table-cell table:style-name="ce45" table:formula="of:=[.O5]+1" office:value-type="date" office:date-value="2021-09-19" calcext:value-type="date">
            <text:p>19</text:p>
          </table:table-cell>
          <table:table-cell table:style-name="ce45" table:formula="of:=[.P5]+1" office:value-type="date" office:date-value="2021-09-20" calcext:value-type="date">
            <text:p>20</text:p>
          </table:table-cell>
          <table:table-cell table:style-name="ce45" table:formula="of:=[.Q5]+1" office:value-type="date" office:date-value="2021-09-21" calcext:value-type="date">
            <text:p>21</text:p>
          </table:table-cell>
          <table:table-cell table:style-name="ce45" table:formula="of:=[.R5]+1" office:value-type="date" office:date-value="2021-09-22" calcext:value-type="date">
            <text:p>22</text:p>
          </table:table-cell>
          <table:table-cell table:style-name="ce45" table:formula="of:=[.S5]+1" office:value-type="date" office:date-value="2021-09-23" calcext:value-type="date">
            <text:p>23</text:p>
          </table:table-cell>
          <table:table-cell table:style-name="ce47" table:formula="of:=[.T5]+1" office:value-type="date" office:date-value="2021-09-24" calcext:value-type="date">
            <text:p>24</text:p>
          </table:table-cell>
          <table:table-cell table:style-name="ce41" table:formula="of:=[.U5]+1" office:value-type="date" office:date-value="2021-09-25" calcext:value-type="date">
            <text:p>25</text:p>
          </table:table-cell>
          <table:table-cell table:style-name="ce45" table:formula="of:=[.V5]+1" office:value-type="date" office:date-value="2021-09-26" calcext:value-type="date">
            <text:p>26</text:p>
          </table:table-cell>
          <table:table-cell table:style-name="ce45" table:formula="of:=[.W5]+1" office:value-type="date" office:date-value="2021-09-27" calcext:value-type="date">
            <text:p>27</text:p>
          </table:table-cell>
          <table:table-cell table:style-name="ce45" table:formula="of:=[.X5]+1" office:value-type="date" office:date-value="2021-09-28" calcext:value-type="date">
            <text:p>28</text:p>
          </table:table-cell>
          <table:table-cell table:style-name="ce45" table:formula="of:=[.Y5]+1" office:value-type="date" office:date-value="2021-09-29" calcext:value-type="date">
            <text:p>29</text:p>
          </table:table-cell>
          <table:table-cell table:style-name="ce45" table:formula="of:=[.Z5]+1" office:value-type="date" office:date-value="2021-09-30" calcext:value-type="date">
            <text:p>30</text:p>
          </table:table-cell>
          <table:table-cell table:style-name="ce47" table:formula="of:=[.AA5]+1" office:value-type="date" office:date-value="2021-10-01" calcext:value-type="date">
            <text:p>01</text:p>
          </table:table-cell>
          <table:table-cell table:style-name="ce41" table:formula="of:=[.AB5]+1" office:value-type="date" office:date-value="2021-10-02" calcext:value-type="date">
            <text:p>02</text:p>
          </table:table-cell>
          <table:table-cell table:style-name="ce45" table:formula="of:=[.AC5]+1" office:value-type="date" office:date-value="2021-10-03" calcext:value-type="date">
            <text:p>03</text:p>
          </table:table-cell>
          <table:table-cell table:style-name="ce45" table:formula="of:=[.AD5]+1" office:value-type="date" office:date-value="2021-10-04" calcext:value-type="date">
            <text:p>04</text:p>
          </table:table-cell>
          <table:table-cell table:style-name="ce45" table:formula="of:=[.AE5]+1" office:value-type="date" office:date-value="2021-10-05" calcext:value-type="date">
            <text:p>05</text:p>
          </table:table-cell>
          <table:table-cell table:style-name="ce45" table:formula="of:=[.AF5]+1" office:value-type="date" office:date-value="2021-10-06" calcext:value-type="date">
            <text:p>06</text:p>
          </table:table-cell>
          <table:table-cell table:style-name="ce45" table:formula="of:=[.AG5]+1" office:value-type="date" office:date-value="2021-10-07" calcext:value-type="date">
            <text:p>07</text:p>
          </table:table-cell>
          <table:table-cell table:style-name="ce47" table:formula="of:=[.AH5]+1" office:value-type="date" office:date-value="2021-10-08" calcext:value-type="date">
            <text:p>08</text:p>
          </table:table-cell>
          <table:table-cell table:style-name="ce41" table:formula="of:=[.AI5]+1" office:value-type="date" office:date-value="2021-10-09" calcext:value-type="date">
            <text:p>09</text:p>
          </table:table-cell>
          <table:table-cell table:style-name="ce45" table:formula="of:=[.AJ5]+1" office:value-type="date" office:date-value="2021-10-10" calcext:value-type="date">
            <text:p>10</text:p>
          </table:table-cell>
          <table:table-cell table:style-name="ce45" table:formula="of:=[.AK5]+1" office:value-type="date" office:date-value="2021-10-11" calcext:value-type="date">
            <text:p>11</text:p>
          </table:table-cell>
          <table:table-cell table:style-name="ce45" table:formula="of:=[.AL5]+1" office:value-type="date" office:date-value="2021-10-12" calcext:value-type="date">
            <text:p>12</text:p>
          </table:table-cell>
          <table:table-cell table:style-name="ce45" table:formula="of:=[.AM5]+1" office:value-type="date" office:date-value="2021-10-13" calcext:value-type="date">
            <text:p>13</text:p>
          </table:table-cell>
          <table:table-cell table:style-name="ce45" table:formula="of:=[.AN5]+1" office:value-type="date" office:date-value="2021-10-14" calcext:value-type="date">
            <text:p>14</text:p>
          </table:table-cell>
          <table:table-cell table:style-name="ce47" table:formula="of:=[.AO5]+1" office:value-type="date" office:date-value="2021-10-15" calcext:value-type="date">
            <text:p>15</text:p>
          </table:table-cell>
          <table:table-cell table:style-name="ce47" table:formula="of:=[.AP5]+1" office:value-type="date" office:date-value="2021-10-16" calcext:value-type="date">
            <text:p>16</text:p>
          </table:table-cell>
          <table:table-cell table:number-columns-repeated="981"/>
        </table:table-row>
        <table:table-row table:style-name="ro13">
          <table:table-cell table:style-name="ce28" office:value-type="string" calcext:value-type="string">
            <text:p>TAREA</text:p>
          </table:table-cell>
          <table:table-cell table:style-name="ce28" office:value-type="string" calcext:value-type="string">
            <text:p>RESPONSABLE</text:p>
          </table:table-cell>
          <table:table-cell table:style-name="ce28" office:value-type="string" calcext:value-type="string">
            <text:p>PROGRESO</text:p>
          </table:table-cell>
          <table:table-cell table:style-name="ce28" office:value-type="string" calcext:value-type="string">
            <text:p>INICIO</text:p>
          </table:table-cell>
          <table:table-cell table:style-name="ce28" office:value-type="string" calcext:value-type="string">
            <text:p>FIN</text:p>
          </table:table-cell>
          <table:table-cell table:style-name="ce28" office:value-type="string" calcext:value-type="string">
            <text:p>PH</text:p>
          </table:table-cell>
          <table:table-cell table:style-name="ce28"/>
          <table:table-cell table:style-name="ce42" table:formula="of:=UPPER(LEFT(TEXT([.H5];&quot;DDD&quot;)))" office:value-type="string" office:string-value="S" calcext:value-type="string">
            <text:p>S</text:p>
          </table:table-cell>
          <table:table-cell table:style-name="ce42" table:formula="of:=UPPER(LEFT(TEXT([.I5];&quot;DDD&quot;)))" office:value-type="string" office:string-value="D" calcext:value-type="string">
            <text:p>D</text:p>
          </table:table-cell>
          <table:table-cell table:style-name="ce42" table:formula="of:=UPPER(LEFT(TEXT([.J5];&quot;DDD&quot;)))" office:value-type="string" office:string-value="L" calcext:value-type="string">
            <text:p>L</text:p>
          </table:table-cell>
          <table:table-cell table:style-name="ce42" table:formula="of:=UPPER(LEFT(TEXT([.K5];&quot;DDD&quot;)))" office:value-type="string" office:string-value="M" calcext:value-type="string">
            <text:p>M</text:p>
          </table:table-cell>
          <table:table-cell table:style-name="ce42" table:formula="of:=UPPER(LEFT(TEXT([.L5];&quot;DDD&quot;)))" office:value-type="string" office:string-value="M" calcext:value-type="string">
            <text:p>M</text:p>
          </table:table-cell>
          <table:table-cell table:style-name="ce42" table:formula="of:=UPPER(LEFT(TEXT([.M5];&quot;DDD&quot;)))" office:value-type="string" office:string-value="J" calcext:value-type="string">
            <text:p>J</text:p>
          </table:table-cell>
          <table:table-cell table:style-name="ce42" table:formula="of:=UPPER(LEFT(TEXT([.N5];&quot;DDD&quot;)))" office:value-type="string" office:string-value="V" calcext:value-type="string">
            <text:p>V</text:p>
          </table:table-cell>
          <table:table-cell table:style-name="ce42" table:formula="of:=UPPER(LEFT(TEXT([.O5];&quot;DDD&quot;)))" office:value-type="string" office:string-value="S" calcext:value-type="string">
            <text:p>S</text:p>
          </table:table-cell>
          <table:table-cell table:style-name="ce42" table:formula="of:=UPPER(LEFT(TEXT([.P5];&quot;DDD&quot;)))" office:value-type="string" office:string-value="D" calcext:value-type="string">
            <text:p>D</text:p>
          </table:table-cell>
          <table:table-cell table:style-name="ce42" table:formula="of:=UPPER(LEFT(TEXT([.Q5];&quot;DDD&quot;)))" office:value-type="string" office:string-value="L" calcext:value-type="string">
            <text:p>L</text:p>
          </table:table-cell>
          <table:table-cell table:style-name="ce42" table:formula="of:=UPPER(LEFT(TEXT([.R5];&quot;DDD&quot;)))" office:value-type="string" office:string-value="M" calcext:value-type="string">
            <text:p>M</text:p>
          </table:table-cell>
          <table:table-cell table:style-name="ce42" table:formula="of:=UPPER(LEFT(TEXT([.S5];&quot;DDD&quot;)))" office:value-type="string" office:string-value="M" calcext:value-type="string">
            <text:p>M</text:p>
          </table:table-cell>
          <table:table-cell table:style-name="ce42" table:formula="of:=UPPER(LEFT(TEXT([.T5];&quot;DDD&quot;)))" office:value-type="string" office:string-value="J" calcext:value-type="string">
            <text:p>J</text:p>
          </table:table-cell>
          <table:table-cell table:style-name="ce42" table:formula="of:=UPPER(LEFT(TEXT([.U5];&quot;DDD&quot;)))" office:value-type="string" office:string-value="V" calcext:value-type="string">
            <text:p>V</text:p>
          </table:table-cell>
          <table:table-cell table:style-name="ce42" table:formula="of:=UPPER(LEFT(TEXT([.V5];&quot;DDD&quot;)))" office:value-type="string" office:string-value="S" calcext:value-type="string">
            <text:p>S</text:p>
          </table:table-cell>
          <table:table-cell table:style-name="ce42" table:formula="of:=UPPER(LEFT(TEXT([.W5];&quot;DDD&quot;)))" office:value-type="string" office:string-value="D" calcext:value-type="string">
            <text:p>D</text:p>
          </table:table-cell>
          <table:table-cell table:style-name="ce42" table:formula="of:=UPPER(LEFT(TEXT([.X5];&quot;DDD&quot;)))" office:value-type="string" office:string-value="L" calcext:value-type="string">
            <text:p>L</text:p>
          </table:table-cell>
          <table:table-cell table:style-name="ce42" table:formula="of:=UPPER(LEFT(TEXT([.Y5];&quot;DDD&quot;)))" office:value-type="string" office:string-value="M" calcext:value-type="string">
            <text:p>M</text:p>
          </table:table-cell>
          <table:table-cell table:style-name="ce42" table:formula="of:=UPPER(LEFT(TEXT([.Z5];&quot;DDD&quot;)))" office:value-type="string" office:string-value="M" calcext:value-type="string">
            <text:p>M</text:p>
          </table:table-cell>
          <table:table-cell table:style-name="ce42" table:formula="of:=UPPER(LEFT(TEXT([.AA5];&quot;DDD&quot;)))" office:value-type="string" office:string-value="J" calcext:value-type="string">
            <text:p>J</text:p>
          </table:table-cell>
          <table:table-cell table:style-name="ce42" table:formula="of:=UPPER(LEFT(TEXT([.AB5];&quot;DDD&quot;)))" office:value-type="string" office:string-value="V" calcext:value-type="string">
            <text:p>V</text:p>
          </table:table-cell>
          <table:table-cell table:style-name="ce42" table:formula="of:=UPPER(LEFT(TEXT([.AC5];&quot;DDD&quot;)))" office:value-type="string" office:string-value="S" calcext:value-type="string">
            <text:p>S</text:p>
          </table:table-cell>
          <table:table-cell table:style-name="ce42" table:formula="of:=UPPER(LEFT(TEXT([.AD5];&quot;DDD&quot;)))" office:value-type="string" office:string-value="D" calcext:value-type="string">
            <text:p>D</text:p>
          </table:table-cell>
          <table:table-cell table:style-name="ce42" table:formula="of:=UPPER(LEFT(TEXT([.AE5];&quot;DDD&quot;)))" office:value-type="string" office:string-value="L" calcext:value-type="string">
            <text:p>L</text:p>
          </table:table-cell>
          <table:table-cell table:style-name="ce42" table:formula="of:=UPPER(LEFT(TEXT([.AF5];&quot;DDD&quot;)))" office:value-type="string" office:string-value="M" calcext:value-type="string">
            <text:p>M</text:p>
          </table:table-cell>
          <table:table-cell table:style-name="ce42" table:formula="of:=UPPER(LEFT(TEXT([.AG5];&quot;DDD&quot;)))" office:value-type="string" office:string-value="M" calcext:value-type="string">
            <text:p>M</text:p>
          </table:table-cell>
          <table:table-cell table:style-name="ce42" table:formula="of:=UPPER(LEFT(TEXT([.AH5];&quot;DDD&quot;)))" office:value-type="string" office:string-value="J" calcext:value-type="string">
            <text:p>J</text:p>
          </table:table-cell>
          <table:table-cell table:style-name="ce42" table:formula="of:=UPPER(LEFT(TEXT([.AI5];&quot;DDD&quot;)))" office:value-type="string" office:string-value="V" calcext:value-type="string">
            <text:p>V</text:p>
          </table:table-cell>
          <table:table-cell table:style-name="ce42" table:formula="of:=UPPER(LEFT(TEXT([.AJ5];&quot;DDD&quot;)))" office:value-type="string" office:string-value="S" calcext:value-type="string">
            <text:p>S</text:p>
          </table:table-cell>
          <table:table-cell table:style-name="ce42" table:formula="of:=UPPER(LEFT(TEXT([.AK5];&quot;DDD&quot;)))" office:value-type="string" office:string-value="D" calcext:value-type="string">
            <text:p>D</text:p>
          </table:table-cell>
          <table:table-cell table:style-name="ce42" table:formula="of:=UPPER(LEFT(TEXT([.AL5];&quot;DDD&quot;)))" office:value-type="string" office:string-value="L" calcext:value-type="string">
            <text:p>L</text:p>
          </table:table-cell>
          <table:table-cell table:style-name="ce42" table:formula="of:=UPPER(LEFT(TEXT([.AM5];&quot;DDD&quot;)))" office:value-type="string" office:string-value="M" calcext:value-type="string">
            <text:p>M</text:p>
          </table:table-cell>
          <table:table-cell table:style-name="ce42" table:formula="of:=UPPER(LEFT(TEXT([.AN5];&quot;DDD&quot;)))" office:value-type="string" office:string-value="M" calcext:value-type="string">
            <text:p>M</text:p>
          </table:table-cell>
          <table:table-cell table:style-name="ce42" table:formula="of:=UPPER(LEFT(TEXT([.AO5];&quot;DDD&quot;)))" office:value-type="string" office:string-value="J" calcext:value-type="string">
            <text:p>J</text:p>
          </table:table-cell>
          <table:table-cell table:style-name="ce42" table:formula="of:=UPPER(LEFT(TEXT([.AP5];&quot;DDD&quot;)))" office:value-type="string" office:string-value="V" calcext:value-type="string">
            <text:p>V</text:p>
          </table:table-cell>
          <table:table-cell table:style-name="ce42" table:formula="of:=UPPER(LEFT(TEXT([.AQ5];&quot;DDD&quot;)))" office:value-type="string" office:string-value="S" calcext:value-type="string">
            <text:p>S</text:p>
          </table:table-cell>
          <table:table-cell table:number-columns-repeated="981"/>
        </table:table-row>
        <table:table-row table:style-name="ro13">
          <table:table-cell table:style-name="ce29" office:value-type="string" calcext:value-type="string">
            <text:p>PROYECTO</text:p>
          </table:table-cell>
          <table:table-cell table:style-name="ce29"/>
          <table:table-cell table:style-name="ce97" table:formula="of:=([.C8]+[.C15]+[.C21])/3" office:value-type="percentage" office:value="0.193333333333333" calcext:value-type="percentage">
            <text:p>19%</text:p>
          </table:table-cell>
          <table:table-cell table:style-name="ce104" office:value-type="date" office:date-value="2021-09-11" calcext:value-type="date">
            <text:p>11/09/2021</text:p>
          </table:table-cell>
          <table:table-cell table:style-name="ce104" office:value-type="date" office:date-value="2021-10-16" calcext:value-type="date">
            <text:p>16/10/2021</text:p>
          </table:table-cell>
          <table:table-cell table:style-name="ce130"/>
          <table:table-cell table:style-name="ce29"/>
          <table:table-cell table:style-name="ce114" table:number-columns-repeated="36"/>
          <table:table-cell table:style-name="ce125" table:number-columns-repeated="981"/>
        </table:table-row>
        <table:table-row table:style-name="ro13">
          <table:table-cell table:style-name="ce29" office:value-type="string" calcext:value-type="string">
            <text:p>ÉPICA 1</text:p>
          </table:table-cell>
          <table:table-cell table:style-name="ce29"/>
          <table:table-cell table:style-name="ce112" table:formula="of:=([.C10]+[.C11]+[.C12]+[.C13]+[.C14])/5" office:value-type="percentage" office:value="0.58" calcext:value-type="percentage">
            <text:p>58%</text:p>
          </table:table-cell>
          <table:table-cell table:style-name="ce104" office:value-type="date" office:date-value="2021-09-11" calcext:value-type="date">
            <text:p>11/09/2021</text:p>
          </table:table-cell>
          <table:table-cell table:style-name="ce104" office:value-type="date" office:date-value="2021-09-16" calcext:value-type="date">
            <text:p>16/09/2021</text:p>
          </table:table-cell>
          <table:table-cell table:style-name="ce130"/>
          <table:table-cell table:style-name="ce29"/>
          <table:table-cell table:style-name="ce114" table:number-columns-repeated="30"/>
          <table:table-cell table:style-name="ce124" table:number-columns-repeated="5"/>
          <table:table-cell table:style-name="ce125" table:number-columns-repeated="982"/>
        </table:table-row>
        <table:table-row table:style-name="ro13">
          <table:table-cell table:style-name="ce84" office:value-type="string" calcext:value-type="string">
            <text:p>Tarea 1,1</text:p>
          </table:table-cell>
          <table:table-cell table:style-name="ce84" office:value-type="string" calcext:value-type="string">
            <text:p>Sofía</text:p>
          </table:table-cell>
          <table:table-cell table:style-name="ce99" office:value-type="percentage" office:value="1" calcext:value-type="percentage">
            <text:p>100%</text:p>
          </table:table-cell>
          <table:table-cell table:style-name="ce93" office:value-type="date" office:date-value="2021-09-11" calcext:value-type="date">
            <text:p>11/09/2021</text:p>
          </table:table-cell>
          <table:table-cell table:style-name="ce93" office:value-type="date" office:date-value="2021-09-12" calcext:value-type="date">
            <text:p>12/09/2021</text:p>
          </table:table-cell>
          <table:table-cell table:style-name="ce131" office:value-type="float" office:value="10" calcext:value-type="float">
            <text:p>10</text:p>
          </table:table-cell>
          <table:table-cell table:style-name="ce84"/>
          <table:table-cell table:style-name="ce102" table:number-columns-repeated="30"/>
          <table:table-cell table:number-columns-repeated="987"/>
        </table:table-row>
        <table:table-row table:style-name="ro13">
          <table:table-cell table:style-name="ce30" office:value-type="string" calcext:value-type="string">
            <text:p>Tarea 1,2</text:p>
          </table:table-cell>
          <table:table-cell table:style-name="ce30" office:value-type="string" calcext:value-type="string">
            <text:p>Juan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35" office:value-type="date" office:date-value="2021-09-12" calcext:value-type="date">
            <text:p>12/09/2021</text:p>
          </table:table-cell>
          <table:table-cell table:style-name="ce35" office:value-type="date" office:date-value="2021-09-13" calcext:value-type="date">
            <text:p>13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13">
          <table:table-cell table:style-name="ce30" office:value-type="string" calcext:value-type="string">
            <text:p>Tarea 1,3</text:p>
          </table:table-cell>
          <table:table-cell table:style-name="ce30" office:value-type="string" calcext:value-type="string">
            <text:p>Julia, Luis</text:p>
          </table:table-cell>
          <table:table-cell table:style-name="ce33" office:value-type="percentage" office:value="0.4" calcext:value-type="percentage">
            <text:p>40%</text:p>
          </table:table-cell>
          <table:table-cell table:style-name="ce35" office:value-type="date" office:date-value="2021-09-13" calcext:value-type="date">
            <text:p>13/09/2021</text:p>
          </table:table-cell>
          <table:table-cell table:style-name="ce35" office:value-type="date" office:date-value="2021-09-14" calcext:value-type="date">
            <text:p>14/09/2021</text:p>
          </table:table-cell>
          <table:table-cell table:style-name="ce132" office:value-type="float" office:value="40" calcext:value-type="float">
            <text:p>40</text:p>
          </table:table-cell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13">
          <table:table-cell table:style-name="ce30" office:value-type="string" calcext:value-type="string">
            <text:p>Tarea 1,5</text:p>
          </table:table-cell>
          <table:table-cell table:style-name="ce30" office:value-type="string" calcext:value-type="string">
            <text:p>Adriana</text:p>
          </table:table-cell>
          <table:table-cell table:style-name="ce33" office:value-type="percentage" office:value="0.5" calcext:value-type="percentage">
            <text:p>50%</text:p>
          </table:table-cell>
          <table:table-cell table:style-name="ce35" office:value-type="date" office:date-value="2021-09-14" calcext:value-type="date">
            <text:p>14/09/2021</text:p>
          </table:table-cell>
          <table:table-cell table:style-name="ce35" office:value-type="date" office:date-value="2021-09-15" calcext:value-type="date">
            <text:p>15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13">
          <table:table-cell table:style-name="ce30" office:value-type="string" calcext:value-type="string">
            <text:p>Tarea 1,4</text:p>
          </table:table-cell>
          <table:table-cell table:style-name="ce30" office:value-type="string" calcext:value-type="string">
            <text:p>Luis 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35" office:value-type="date" office:date-value="2021-09-15" calcext:value-type="date">
            <text:p>15/09/2021</text:p>
          </table:table-cell>
          <table:table-cell table:style-name="ce35" office:value-type="date" office:date-value="2021-09-16" calcext:value-type="date">
            <text:p>16/09/2021</text:p>
          </table:table-cell>
          <table:table-cell table:style-name="ce132" office:value-type="float" office:value="10" calcext:value-type="float">
            <text:p>10</text:p>
          </table:table-cell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13">
          <table:table-cell table:style-name="ce30" table:number-columns-repeated="2"/>
          <table:table-cell table:style-name="ce33"/>
          <table:table-cell table:style-name="ce35" table:number-columns-repeated="2"/>
          <table:table-cell table:style-name="ce132"/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13">
          <table:table-cell table:style-name="ce29" office:value-type="string" calcext:value-type="string">
            <text:p>ÉPICA 2</text:p>
          </table:table-cell>
          <table:table-cell table:style-name="ce29"/>
          <table:table-cell table:style-name="ce122" table:formula="of:=([.C16]+[.C17]+[.C18]+[.C19])/4" office:value-type="percentage" office:value="0" calcext:value-type="percentage">
            <text:p>0%</text:p>
          </table:table-cell>
          <table:table-cell table:style-name="ce35" office:value-type="date" office:date-value="2021-09-16" calcext:value-type="date">
            <text:p>16/09/2021</text:p>
          </table:table-cell>
          <table:table-cell table:style-name="ce35" office:value-type="date" office:date-value="2021-09-25" calcext:value-type="date">
            <text:p>25/09/2021</text:p>
          </table:table-cell>
          <table:table-cell table:style-name="ce130"/>
          <table:table-cell table:style-name="ce29"/>
          <table:table-cell table:style-name="ce114" table:number-columns-repeated="30"/>
          <table:table-cell table:style-name="ce125" table:number-columns-repeated="987"/>
        </table:table-row>
        <table:table-row table:style-name="ro13">
          <table:table-cell table:style-name="ce30" office:value-type="string" calcext:value-type="string">
            <text:p>Tarea 2,1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/>
          <table:table-cell table:style-name="ce30"/>
          <table:table-cell table:style-name="ce43" table:number-columns-repeated="11"/>
          <table:table-cell table:style-name="ce43" office:value-type="string" calcext:value-type="string">
            <text:p><text:s/></text:p>
          </table:table-cell>
          <table:table-cell table:style-name="ce43" table:number-columns-repeated="18"/>
          <table:table-cell table:number-columns-repeated="987"/>
        </table:table-row>
        <table:table-row table:style-name="ro13">
          <table:table-cell table:style-name="ce30" office:value-type="string" calcext:value-type="string">
            <text:p>Tarea 2,2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/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13">
          <table:table-cell table:style-name="ce30" office:value-type="string" calcext:value-type="string">
            <text:p>Tarea 2,3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/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13">
          <table:table-cell table:style-name="ce30" office:value-type="string" calcext:value-type="string">
            <text:p>Tarea 2,4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/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13">
          <table:table-cell table:style-name="ce30" table:number-columns-repeated="2"/>
          <table:table-cell table:style-name="ce33"/>
          <table:table-cell table:style-name="ce35" table:number-columns-repeated="2"/>
          <table:table-cell table:style-name="ce132"/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13">
          <table:table-cell table:style-name="ce29" office:value-type="string" calcext:value-type="string">
            <text:p>ÉPICA 3</text:p>
          </table:table-cell>
          <table:table-cell table:style-name="ce29"/>
          <table:table-cell table:style-name="ce121" table:formula="of:=([.C22]+[.C23]+[.C24]+[.C25]+[.C26])/5" office:value-type="percentage" office:value="0" calcext:value-type="percentage">
            <text:p>0%</text:p>
          </table:table-cell>
          <table:table-cell table:style-name="ce104" table:number-columns-repeated="2"/>
          <table:table-cell table:style-name="ce130"/>
          <table:table-cell table:style-name="ce29"/>
          <table:table-cell table:style-name="ce114" table:number-columns-repeated="30"/>
          <table:table-cell table:style-name="ce125" table:number-columns-repeated="987"/>
        </table:table-row>
        <table:table-row table:style-name="ro13">
          <table:table-cell table:style-name="ce30" office:value-type="string" calcext:value-type="string">
            <text:p>Tarea 3,1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/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13">
          <table:table-cell table:style-name="ce30" office:value-type="string" calcext:value-type="string">
            <text:p>Tarea 3,2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/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13">
          <table:table-cell table:style-name="ce30" office:value-type="string" calcext:value-type="string">
            <text:p>Tarea 3,3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/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13">
          <table:table-cell table:style-name="ce30" office:value-type="string" calcext:value-type="string">
            <text:p>Tarea 3,4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/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13">
          <table:table-cell table:style-name="ce30" office:value-type="string" calcext:value-type="string">
            <text:p>Tarea 3,5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/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13" table:number-rows-repeated="1048549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Cronograma.C22:Cronograma.C26 Cronograma.C10:Cronograma.C14 Cronograma.C16:Cronograma.C20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H8:Cronograma.AK26 Cronograma.H7:Cronograma.AJ26 Cronograma.AK7:Cronograma.AQ7">
            <calcext:condition calcext:apply-style-name="Sin título3" calcext:value="formula-is(AND([.H$5]&gt;=[.$D7];[.H$5]&lt;=((([.$E7]-[.$D7]+1)*[.$C7])+[.$D7]-1)))" calcext:base-cell-address="Cronograma.H7"/>
            <calcext:condition calcext:apply-style-name="Sin título2" calcext:value="formula-is(AND([.H$5]&gt;=[.$D7];[.H$5]&lt;=[.$E7]))" calcext:base-cell-address="Cronograma.H7"/>
            <calcext:condition calcext:apply-style-name="Sin título10" calcext:value="formula-is([.H$5]=TODAY())" calcext:base-cell-address="Cronograma.H7"/>
          </calcext:conditional-format>
          <calcext:conditional-format calcext:target-range-address="Cronograma.C9:Cronograma.C9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7:Cronograma.C7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15:Cronograma.C15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1:Cronograma.C21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8:Cronograma.C8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  <number:text>, </number:text>
      <number:day number:style="long"/>
      <number:text>/</number:text>
      <number:month number:style="long"/>
      <number:text>/</number:text>
      <number:year number:style="long"/>
    </number:date-style>
    <number:date-style style:name="N108">
      <number:day number:style="long"/>
    </number:date-style>
    <number:date-style style:name="N109">
      <number:day-of-week/>
      <number:text>,</number:text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in_20_título1" style:display-name="Sin título1" style:family="table-cell" style:parent-style-name="Default">
      <style:table-cell-properties fo:background-color="#468a1a"/>
    </style:style>
    <style:style style:name="Sin_20_título2" style:display-name="Sin título2" style:family="table-cell" style:parent-style-name="Default">
      <style:table-cell-properties fo:background-color="#5983b0"/>
    </style:style>
    <style:style style:name="Sin_20_título3" style:display-name="Sin título3" style:family="table-cell" style:parent-style-name="Default">
      <style:table-cell-properties fo:background-color="#81d41a"/>
    </style:style>
    <style:style style:name="Sin_20_título4" style:display-name="Sin título4" style:family="table-cell" style:parent-style-name="Default">
      <style:table-cell-properties fo:border-bottom="none" style:diagonal-bl-tr="none" style:diagonal-tl-br="none" fo:border-left="0.06pt solid #00a933" fo:border-right="0.06pt solid #00a933" fo:border-top="none"/>
    </style:style>
    <style:style style:name="Sin_20_título5" style:display-name="Sin título5" style:family="table-cell" style:parent-style-name="Default">
      <style:table-cell-properties fo:border-bottom="none" style:diagonal-bl-tr="none" style:diagonal-tl-br="none" fo:border-left="0.06pt solid #ff0000" fo:border-right="0.06pt solid #ff0000" fo:border-top="none"/>
    </style:style>
    <style:style style:name="Sin_20_título6" style:display-name="Sin título6" style:family="table-cell" style:parent-style-name="Default">
      <style:table-cell-properties fo:border-bottom="none" style:diagonal-bl-tr="none" style:diagonal-tl-br="none" fo:border-left="0.06pt solid #ff4000" fo:border-right="0.06pt solid #ff4000" fo:border-top="none"/>
    </style:style>
    <style:style style:name="Sin_20_título7" style:display-name="Sin título7" style:family="table-cell" style:parent-style-name="Default">
      <style:table-cell-properties fo:border-bottom="none" style:diagonal-bl-tr="none" style:diagonal-tl-br="none" fo:border-left="0.06pt solid #ff0000" fo:border-right="0.06pt solid #ff0000" fo:border-top="none"/>
    </style:style>
    <style:style style:name="Sin_20_título8" style:display-name="Sin título8" style:family="table-cell" style:parent-style-name="Default">
      <style:table-cell-properties fo:border-bottom="none" fo:background-color="#afd095" style:diagonal-bl-tr="none" style:diagonal-tl-br="none" fo:border-left="0.06pt groove #ff0000" fo:border-right="0.06pt groove #ff0000" fo:border-top="none"/>
    </style:style>
    <style:style style:name="Sin_20_título9" style:display-name="Sin título9" style:family="table-cell" style:parent-style-name="Default">
      <style:table-cell-properties fo:border-bottom="0.06pt solid #666666" style:diagonal-bl-tr="none" style:diagonal-tl-br="none" fo:border-left="0.06pt solid #ff0000" fo:border-right="0.06pt solid #ff0000" fo:border-top="0.06pt solid #666666"/>
    </style:style>
    <style:style style:name="Sin_20_título10" style:display-name="Sin título10" style:family="table-cell" style:parent-style-name="Default">
      <style:table-cell-properties fo:border-bottom="0.06pt solid #999999" style:diagonal-bl-tr="none" style:diagonal-tl-br="none" fo:border-left="0.06pt solid #ff0000" fo:border-right="0.06pt solid #ff0000" fo:border-top="0.06pt solid #999999"/>
    </style:style>
    <style:style style:name="Sin_20_título11" style:display-name="Sin título11" style:family="table-cell" style:parent-style-name="Default">
      <style:table-cell-properties fo:background-color="#a7074b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10:17:49.8225723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4T21:10:10.076375454</meta:creation-date>
    <dc:date>2021-09-22T02:22:25.843970453</dc:date>
    <meta:editing-duration>PT7H18M40S</meta:editing-duration>
    <meta:editing-cycles>46</meta:editing-cycles>
    <meta:generator>LibreOffice/7.0.4.2$Linux_X86_64 LibreOffice_project/00$Build-2</meta:generator>
    <meta:document-statistic meta:table-count="5" meta:cell-count="31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77cm" svg:height="9.083cm" xlink:href=".." xlink:type="simple" chart:class="chart:line" chart:style-name="ch1">
        <chart:legend chart:legend-position="end" svg:x="12.628cm" svg:y="3.993cm" style:legend-expansion="high" chart:style-name="ch2"/>
        <chart:plot-area chart:style-name="ch3" table:cell-range-address="BurnDownChart.B15:BurnDownChart.D21" chart:data-source-has-labels="both" svg:x="0.299cm" svg:y="0.181cm" svg:width="12.03cm" svg:height="8.721cm">
          <chart:coordinate-region svg:x="1.106cm" svg:y="0.38cm" svg:width="10.56cm" svg:height="7.875cm"/>
          <chart:axis chart:dimension="x" chart:name="primary-x" chart:style-name="ch4" chartooo:axis-type="auto">
            <chartooo:date-scale/>
            <chart:categories table:cell-range-address="BurnDownChart.B16:BurnDownChart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urnDownChart.C16:BurnDownChart.C21" chart:label-cell-address="BurnDownChart.C15:BurnDownChart.C15" chart:class="chart:line">
            <chart:data-point chart:repeated="6"/>
          </chart:series>
          <chart:series chart:style-name="ch8" chart:values-cell-range-address="BurnDownChart.D16:BurnDownChart.D21" chart:label-cell-address="BurnDownChart.D15:BurnDownChart.D1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BurnDownChart.C15:BurnDownChart.C15</svg:desc>
                </draw:g>
              </table:table-cell>
              <table:table-cell office:value-type="string">
                <text:p>REAL</text:p>
                <draw:g>
                  <svg:desc>BurnDownChart.D15:BurnDownChart.D15</svg:desc>
                </draw:g>
              </table:table-cell>
            </table:table-row>
          </table:table-header-rows>
          <table:table-rows>
            <table:table-row>
              <table:table-cell office:value-type="float" office:value="44450">
                <text:p>44450</text:p>
                <draw:g>
                  <svg:desc>BurnDownChart.B16:BurnDownChart.B21</svg:desc>
                </draw:g>
              </table:table-cell>
              <table:table-cell office:value-type="float" office:value="100">
                <text:p>100</text:p>
                <draw:g>
                  <svg:desc>BurnDownChart.C16:BurnDownChart.C21</svg:desc>
                </draw:g>
              </table:table-cell>
              <table:table-cell office:value-type="float" office:value="100">
                <text:p>100</text:p>
                <draw:g>
                  <svg:desc>BurnDownChart.D16:BurnDownChart.D21</svg:desc>
                </draw:g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0">
                <text:p>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